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0.646cm"/>
      <style:text-properties fo:color="#00000a" fo:font-size="12pt" style:font-size-asian="12pt" style:font-size-complex="12pt"/>
    </style:style>
    <style:style style:name="P2" style:family="paragraph" style:parent-style-name="Standard">
      <style:paragraph-properties fo:margin-top="0cm" fo:margin-bottom="0cm" loext:contextual-spacing="false" fo:line-height="0.644cm" fo:text-align="justify" style:justify-single-word="false"/>
      <style:text-properties fo:color="#00000a" fo:font-size="12pt" style:font-size-asian="12pt" style:font-size-complex="12pt"/>
    </style:style>
    <style:style style:name="P3" style:family="paragraph" style:parent-style-name="Standard">
      <style:paragraph-properties fo:margin-top="0cm" fo:margin-bottom="0cm" loext:contextual-spacing="false" fo:line-height="0.185cm" fo:text-align="justify" style:justify-single-word="false"/>
      <style:text-properties fo:color="#00000a" fo:font-size="12pt" style:font-size-asian="12pt" style:font-size-complex="12pt"/>
    </style:style>
    <style:style style:name="P4" style:family="paragraph" style:parent-style-name="Standard">
      <style:paragraph-properties fo:margin-top="0cm" fo:margin-bottom="0cm" loext:contextual-spacing="false" fo:line-height="0.353cm"/>
      <style:text-properties fo:color="#00000a" fo:font-size="12pt" style:font-size-asian="12pt" style:font-size-complex="12pt"/>
    </style:style>
    <style:style style:name="P5" style:family="paragraph" style:parent-style-name="Standard">
      <style:paragraph-properties fo:margin-top="0cm" fo:margin-bottom="0cm" loext:contextual-spacing="false" fo:line-height="0.601cm"/>
      <style:text-properties fo:color="#00000a" fo:font-size="12pt" style:font-size-asian="12pt" style:font-size-complex="12pt"/>
    </style:style>
    <style:style style:name="P6" style:family="paragraph" style:parent-style-name="Standard">
      <style:paragraph-properties fo:margin-top="0cm" fo:margin-bottom="0cm" loext:contextual-spacing="false" fo:line-height="0.497cm"/>
      <style:text-properties fo:color="#00000a" fo:font-size="12pt" style:font-size-asian="12pt" style:font-size-complex="12pt"/>
    </style:style>
    <style:style style:name="P7" style:family="paragraph" style:parent-style-name="Standard">
      <style:paragraph-properties fo:margin-top="0cm" fo:margin-bottom="0cm" loext:contextual-spacing="false" fo:line-height="0.494cm"/>
      <style:text-properties fo:color="#00000a" fo:font-size="12pt" style:font-size-asian="12pt" style:font-size-complex="12pt"/>
    </style:style>
    <style:style style:name="P8" style:family="paragraph" style:parent-style-name="Standard">
      <style:paragraph-properties fo:margin-top="0cm" fo:margin-bottom="0cm" loext:contextual-spacing="false" fo:line-height="0.321cm"/>
      <style:text-properties fo:color="#00000a" fo:font-size="12pt" style:font-size-asian="12pt" style:font-size-complex="12pt"/>
    </style:style>
    <style:style style:name="P9" style:family="paragraph" style:parent-style-name="Standard">
      <style:paragraph-properties fo:margin-top="0cm" fo:margin-bottom="0cm" loext:contextual-spacing="false" fo:line-height="0.318cm"/>
      <style:text-properties fo:color="#00000a" fo:font-size="12pt" style:font-size-asian="12pt" style:font-size-complex="12pt"/>
    </style:style>
    <style:style style:name="P10" style:family="paragraph" style:parent-style-name="Standard">
      <style:paragraph-properties fo:margin-top="0cm" fo:margin-bottom="0cm" loext:contextual-spacing="false"/>
      <style:text-properties fo:color="#00000a" style:font-name="Arial" fo:font-size="14pt" style:font-name-asian="Arial2" style:font-size-asian="14pt" style:font-name-complex="Arial2" style:font-size-complex="14pt"/>
    </style:style>
    <style:style style:name="P11" style:family="paragraph" style:parent-style-name="Standard">
      <style:paragraph-properties fo:margin-top="0cm" fo:margin-bottom="0cm" loext:contextual-spacing="false" fo:line-height="123%"/>
      <style:text-properties fo:color="#00000a" style:font-name="Arial" fo:font-size="14pt" officeooo:rsid="00177af4" officeooo:paragraph-rsid="00177af4" style:font-name-asian="Arial2" style:font-size-asian="14pt" style:font-name-complex="Arial2" style:font-size-complex="14pt"/>
    </style:style>
    <style:style style:name="P12" style:family="paragraph" style:parent-style-name="Standard">
      <style:paragraph-properties fo:margin-top="0cm" fo:margin-bottom="0cm" loext:contextual-spacing="false" fo:line-height="117%" fo:text-align="justify" style:justify-single-word="false"/>
      <style:text-properties fo:color="#00000a" style:font-name="Arial" fo:font-size="12pt" style:font-name-asian="Arial2" style:font-size-asian="12pt" style:font-name-complex="Arial2" style:font-size-complex="12pt"/>
    </style:style>
    <style:style style:name="P13" style:family="paragraph" style:parent-style-name="Standard">
      <style:paragraph-properties fo:margin-top="0cm" fo:margin-bottom="0cm" loext:contextual-spacing="false" fo:line-height="123%" fo:text-align="justify" style:justify-single-word="false"/>
      <style:text-properties fo:color="#00000a" style:font-name="Arial" fo:font-size="12pt" style:text-underline-style="solid" style:text-underline-width="auto" style:text-underline-color="font-color" officeooo:rsid="001835a6" officeooo:paragraph-rsid="001835a6" style:font-name-asian="Arial2" style:font-size-asian="12pt" style:font-name-complex="Arial2" style:font-size-complex="12pt"/>
    </style:style>
    <style:style style:name="P14" style:family="paragraph" style:parent-style-name="Standard">
      <style:paragraph-properties fo:margin-top="0cm" fo:margin-bottom="0cm" loext:contextual-spacing="false" fo:line-height="123%" fo:text-align="justify" style:justify-single-word="false"/>
      <style:text-properties fo:color="#00000a" style:font-name="Arial" fo:font-size="12pt" style:text-underline-style="none" officeooo:rsid="001edb85" officeooo:paragraph-rsid="001edb85" style:font-name-asian="Arial2" style:font-size-asian="12pt" style:font-name-complex="Arial2" style:font-size-complex="12pt"/>
    </style:style>
    <style:style style:name="P15" style:family="paragraph" style:parent-style-name="Standard">
      <style:paragraph-properties fo:margin-top="0cm" fo:margin-bottom="0cm" loext:contextual-spacing="false" fo:line-height="0.106cm"/>
      <style:text-properties fo:color="#24292e" style:font-name="Arial" fo:font-size="9pt" style:font-name-asian="Arial2" style:font-size-asian="9pt" style:font-name-complex="Arial2" style:font-size-complex="9pt"/>
    </style:style>
    <style:style style:name="P16" style:family="paragraph" style:parent-style-name="Standard">
      <style:paragraph-properties fo:margin-top="0cm" fo:margin-bottom="0cm" loext:contextual-spacing="false"/>
      <style:text-properties fo:color="#24292e" style:font-name="Arial" fo:font-size="12pt" style:font-name-asian="Arial2" style:font-size-asian="12pt" style:font-name-complex="Arial2" style:font-size-complex="12pt"/>
    </style:style>
    <style:style style:name="P17" style:family="paragraph" style:parent-style-name="Standard">
      <style:paragraph-properties fo:margin-top="0cm" fo:margin-bottom="0cm" loext:contextual-spacing="false" fo:line-height="127%" fo:text-align="justify" style:justify-single-word="false"/>
      <style:text-properties fo:font-size="12pt" style:font-size-asian="12pt" style:font-size-complex="12pt"/>
    </style:style>
    <style:style style:name="P18" style:family="paragraph" style:parent-style-name="Standard">
      <style:paragraph-properties fo:margin-top="0cm" fo:margin-bottom="0cm" loext:contextual-spacing="false" fo:line-height="123%"/>
      <style:text-properties fo:color="#0366d6" style:font-name="Arial" fo:font-size="12pt" style:font-name-asian="Arial2" style:font-size-asian="12pt" style:font-name-complex="Arial2" style:font-size-complex="12pt"/>
    </style:style>
    <style:style style:name="P19" style:family="paragraph" style:parent-style-name="Standard">
      <style:paragraph-properties fo:margin-top="0cm" fo:margin-bottom="0cm" loext:contextual-spacing="false" fo:line-height="123%"/>
      <style:text-properties fo:color="#0366d6" style:font-name="Arial" fo:font-size="12pt" fo:font-weight="bold" officeooo:rsid="00177af4" style:font-name-asian="Arial2" style:font-size-asian="12pt" style:font-weight-asian="bold" style:font-name-complex="Arial2" style:font-size-complex="12pt" style:font-weight-complex="bold"/>
    </style:style>
    <style:style style:name="P20" style:family="paragraph" style:parent-style-name="Standard">
      <style:paragraph-properties fo:margin-top="0cm" fo:margin-bottom="0cm" loext:contextual-spacing="false" fo:line-height="123%" fo:text-align="justify" style:justify-single-word="false"/>
      <style:text-properties officeooo:paragraph-rsid="001ad8ed"/>
    </style:style>
    <style:style style:name="P21" style:family="paragraph" style:parent-style-name="Standard">
      <style:paragraph-properties fo:margin-top="0cm" fo:margin-bottom="0cm" loext:contextual-spacing="false" fo:line-height="123%" fo:text-align="justify" style:justify-single-word="false"/>
      <style:text-properties officeooo:paragraph-rsid="00177af4"/>
    </style:style>
    <style:style style:name="P22" style:family="paragraph" style:parent-style-name="Standard">
      <style:paragraph-properties fo:margin-top="0cm" fo:margin-bottom="0cm" loext:contextual-spacing="false" fo:line-height="123%" fo:text-align="justify" style:justify-single-word="false"/>
      <style:text-properties officeooo:rsid="0018b0c0" officeooo:paragraph-rsid="0018b0c0"/>
    </style:style>
    <style:style style:name="P23" style:family="paragraph" style:parent-style-name="Standard">
      <style:paragraph-properties fo:margin-top="0cm" fo:margin-bottom="0cm" loext:contextual-spacing="false" fo:line-height="123%"/>
      <style:text-properties fo:color="#6600ff" style:font-name="Arial" fo:font-size="12pt" officeooo:rsid="00177af4" officeooo:paragraph-rsid="00177af4" style:font-name-asian="Arial2" style:font-size-asian="12pt" style:font-name-complex="Arial2" style:font-size-complex="12pt"/>
    </style:style>
    <style:style style:name="P24" style:family="paragraph" style:parent-style-name="Standard">
      <style:paragraph-properties fo:margin-top="0cm" fo:margin-bottom="0cm" loext:contextual-spacing="false" fo:line-height="123%" fo:text-align="justify" style:justify-single-word="false"/>
      <style:text-properties fo:color="#000000" style:font-name="Arial" fo:font-size="12pt" style:text-underline-style="none" officeooo:rsid="00232265" officeooo:paragraph-rsid="00232265" style:font-name-asian="Arial2" style:font-size-asian="12pt" style:font-name-complex="Arial2" style:font-size-complex="12pt"/>
    </style:style>
    <style:style style:name="P25" style:family="paragraph" style:parent-style-name="Standard">
      <style:paragraph-properties fo:margin-top="0cm" fo:margin-bottom="0cm" loext:contextual-spacing="false" fo:line-height="123%" fo:text-align="justify" style:justify-single-word="false"/>
      <style:text-properties fo:color="#000000" style:font-name="Arial" fo:font-size="12pt" style:text-underline-style="none" officeooo:rsid="0024d210" officeooo:paragraph-rsid="0024d210" style:font-name-asian="Arial2" style:font-size-asian="12pt" style:font-name-complex="Arial2" style:font-size-complex="12pt"/>
    </style:style>
    <style:style style:name="P26" style:family="paragraph" style:parent-style-name="Standard">
      <style:paragraph-properties fo:margin-top="0cm" fo:margin-bottom="0cm" loext:contextual-spacing="false" fo:line-height="123%" fo:text-align="justify" style:justify-single-word="false"/>
      <style:text-properties fo:color="#000000" style:font-name="Arial" fo:font-size="12pt" style:text-underline-style="none" officeooo:rsid="0027e405" officeooo:paragraph-rsid="002a13a3" style:font-name-asian="Arial2" style:font-size-asian="12pt" style:font-name-complex="Arial2" style:font-size-complex="12pt"/>
    </style:style>
    <style:style style:name="P27"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05b61" officeooo:paragraph-rsid="00305b61" style:font-name-asian="Arial2" style:font-size-asian="12pt" style:font-style-asian="normal" style:font-name-complex="Arial2" style:font-size-complex="12pt" style:font-style-complex="normal"/>
    </style:style>
    <style:style style:name="P28"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2392f" officeooo:paragraph-rsid="0032392f" style:font-name-asian="Arial2" style:font-size-asian="12pt" style:font-style-asian="normal" style:font-name-complex="Arial2" style:font-size-complex="12pt" style:font-style-complex="normal"/>
    </style:style>
    <style:style style:name="P29"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382e5" officeooo:paragraph-rsid="003382e5" style:font-name-asian="Arial2" style:font-size-asian="12pt" style:font-style-asian="normal" style:font-name-complex="Arial2" style:font-size-complex="12pt" style:font-style-complex="normal"/>
    </style:style>
    <style:style style:name="P30"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38be2" officeooo:paragraph-rsid="00338be2" style:font-name-asian="Arial2" style:font-size-asian="12pt" style:font-style-asian="normal" style:font-name-complex="Arial2" style:font-size-complex="12pt" style:font-style-complex="normal"/>
    </style:style>
    <style:style style:name="P31"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762eb" officeooo:paragraph-rsid="003762eb" style:font-name-asian="Arial2" style:font-size-asian="12pt" style:font-style-asian="normal" style:font-name-complex="Arial2" style:font-size-complex="12pt" style:font-style-complex="normal"/>
    </style:style>
    <style:style style:name="P32" style:family="paragraph" style:parent-style-name="Standard">
      <style:paragraph-properties fo:margin-top="0cm" fo:margin-bottom="0cm" loext:contextual-spacing="false" fo:line-height="123%" fo:text-align="justify" style:justify-single-word="false"/>
      <style:text-properties fo:color="#000000" style:font-name="Arial" fo:font-size="14pt" fo:font-style="normal" style:text-underline-style="solid" style:text-underline-width="auto" style:text-underline-color="font-color" officeooo:rsid="002db20b" officeooo:paragraph-rsid="002db20b" style:font-name-asian="Arial2" style:font-size-asian="14pt" style:font-style-asian="normal" style:font-name-complex="Arial2" style:font-size-complex="14pt" style:font-style-complex="normal"/>
    </style:style>
    <style:style style:name="P33" style:family="paragraph" style:parent-style-name="Standard">
      <style:paragraph-properties fo:margin-top="0cm" fo:margin-bottom="0cm" loext:contextual-spacing="false" fo:line-height="123%" fo:text-align="justify" style:justify-single-word="false"/>
      <style:text-properties fo:color="#000000" style:font-name="Arial" fo:font-size="14pt" fo:font-style="normal" style:text-underline-style="solid" style:text-underline-width="auto" style:text-underline-color="font-color" officeooo:rsid="002ed727" officeooo:paragraph-rsid="002ed727" style:font-name-asian="Arial2" style:font-size-asian="14pt" style:font-style-asian="normal" style:font-name-complex="Arial2" style:font-size-complex="14pt" style:font-style-complex="normal"/>
    </style:style>
    <style:style style:name="P34" style:family="paragraph" style:parent-style-name="Standard">
      <style:paragraph-properties fo:margin-top="0cm" fo:margin-bottom="0cm" loext:contextual-spacing="false" fo:line-height="123%" fo:text-align="justify" style:justify-single-word="false"/>
      <style:text-properties fo:color="#0000cc" style:font-name="Arial" fo:font-size="12pt" style:text-underline-style="none" officeooo:rsid="00212553" officeooo:paragraph-rsid="00212553" style:font-name-asian="Arial2" style:font-size-asian="12pt" style:font-name-complex="Arial2" style:font-size-complex="12pt"/>
    </style:style>
    <style:style style:name="P35" style:family="paragraph" style:parent-style-name="Standard">
      <style:paragraph-properties fo:margin-top="0cm" fo:margin-bottom="0cm" loext:contextual-spacing="false" fo:line-height="123%" fo:text-align="justify" style:justify-single-word="false"/>
      <style:text-properties fo:color="#0000cc" style:font-name="Arial" fo:font-size="12pt" style:text-underline-style="none" officeooo:rsid="002db20b" officeooo:paragraph-rsid="002db20b" style:font-name-asian="Arial2" style:font-size-asian="12pt" style:font-name-complex="Arial2" style:font-size-complex="12pt"/>
    </style:style>
    <style:style style:name="P36" style:family="paragraph" style:parent-style-name="Standard">
      <style:paragraph-properties fo:margin-top="0cm" fo:margin-bottom="0cm" loext:contextual-spacing="false" fo:line-height="123%" fo:text-align="justify" style:justify-single-word="false"/>
      <style:text-properties fo:color="#0000cc" style:font-name="Arial" fo:font-size="12pt" style:text-underline-style="none" officeooo:rsid="002db20b" officeooo:paragraph-rsid="002ed727" style:font-name-asian="Arial2" style:font-size-asian="12pt" style:font-name-complex="Arial2" style:font-size-complex="12pt"/>
    </style:style>
    <style:style style:name="P37" style:family="paragraph" style:parent-style-name="Standard">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382e5" officeooo:paragraph-rsid="003382e5" style:font-name-asian="Arial2" style:font-size-asian="12pt" style:font-style-asian="normal" style:font-name-complex="Arial2" style:font-size-complex="12pt" style:font-style-complex="normal"/>
    </style:style>
    <style:style style:name="P38" style:family="paragraph" style:parent-style-name="Standard">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38be2" officeooo:paragraph-rsid="00338be2" style:font-name-asian="Arial2" style:font-size-asian="12pt" style:font-style-asian="normal" style:font-name-complex="Arial2" style:font-size-complex="12pt" style:font-style-complex="normal"/>
    </style:style>
    <style:style style:name="P39" style:family="paragraph" style:parent-style-name="Standard">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70783" officeooo:paragraph-rsid="00370783" style:font-name-asian="Arial2" style:font-size-asian="12pt" style:font-style-asian="normal" style:font-name-complex="Arial2" style:font-size-complex="12pt" style:font-style-complex="normal"/>
    </style:style>
    <style:style style:name="P40" style:family="paragraph" style:parent-style-name="Standard">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762eb" officeooo:paragraph-rsid="00386b6d" style:font-name-asian="Arial2" style:font-size-asian="12pt" style:font-style-asian="normal" style:font-name-complex="Arial2" style:font-size-complex="12pt" style:font-style-complex="normal"/>
    </style:style>
    <style:style style:name="P41" style:family="paragraph" style:parent-style-name="Standard">
      <style:paragraph-properties fo:margin-top="0cm" fo:margin-bottom="0cm" loext:contextual-spacing="false" fo:line-height="123%" fo:text-align="justify" style:justify-single-word="false"/>
      <style:text-properties fo:color="#0000cc" officeooo:rsid="003e4ec5" officeooo:paragraph-rsid="004022aa" fo:background-color="transparent"/>
    </style:style>
    <style:style style:name="P42" style:family="paragraph" style:parent-style-name="Standard">
      <style:paragraph-properties fo:margin-left="0cm" fo:margin-right="0.035cm" fo:margin-top="0cm" fo:margin-bottom="0cm" loext:contextual-spacing="false" fo:line-height="135%" fo:text-align="justify" style:justify-single-word="false" fo:text-indent="0cm" style:auto-text-indent="false"/>
      <style:text-properties fo:color="#00000a" style:font-name="Arial" fo:font-size="12pt" style:font-name-asian="Arial2" style:font-size-asian="12pt" style:font-name-complex="Arial2" style:font-size-complex="12pt"/>
    </style:style>
    <style:style style:name="P43" style:family="paragraph" style:parent-style-name="Standard">
      <style:paragraph-properties fo:margin-left="1.235cm" fo:margin-right="0cm" fo:margin-top="0cm" fo:margin-bottom="0cm" loext:contextual-spacing="false" fo:text-indent="0cm" style:auto-text-indent="false"/>
      <style:text-properties fo:color="#24292e" style:font-name="Arial" fo:font-size="12pt" style:font-name-asian="Arial2" style:font-size-asian="12pt" style:font-name-complex="Arial2" style:font-size-complex="12pt"/>
    </style:style>
    <style:style style:name="P44" style:family="paragraph" style:parent-style-name="Standard" style:master-page-name="Standard">
      <style:paragraph-properties fo:margin-top="0cm" fo:margin-bottom="0cm" loext:contextual-spacing="false" style:page-number="auto"/>
      <style:text-properties fo:color="#00000a" style:font-name="Arial" fo:font-size="14pt" style:font-name-asian="Arial2" style:font-size-asian="14pt" style:font-name-complex="Arial2" style:font-size-complex="14pt"/>
    </style:style>
    <style:style style:name="P45" style:family="paragraph" style:parent-style-name="Standard">
      <style:paragraph-properties fo:margin-top="0cm" fo:margin-bottom="0cm" loext:contextual-spacing="false" fo:line-height="123%" fo:text-align="justify" style:justify-single-word="false"/>
      <style:text-properties style:font-name="Arial1" fo:font-size="12pt" officeooo:rsid="0018b0c0" officeooo:paragraph-rsid="0018b0c0" style:font-size-asian="12pt" style:font-size-complex="12pt"/>
    </style:style>
    <style:style style:name="P46" style:family="paragraph" style:parent-style-name="Standard">
      <style:paragraph-properties fo:margin-top="0cm" fo:margin-bottom="0cm" loext:contextual-spacing="false" fo:line-height="123%" fo:text-align="justify" style:justify-single-word="false"/>
      <style:text-properties style:font-name="Arial1" fo:font-size="12pt" officeooo:rsid="0018b0c0" officeooo:paragraph-rsid="001d1c9c" style:font-size-asian="12pt" style:font-size-complex="12pt"/>
    </style:style>
    <style:style style:name="P47" style:family="paragraph" style:parent-style-name="Standard" style:list-style-name="L1">
      <style:paragraph-properties fo:margin-top="0cm" fo:margin-bottom="0cm" loext:contextual-spacing="false" fo:line-height="123%" fo:text-align="justify" style:justify-single-word="false"/>
      <style:text-properties fo:color="#00000a" style:font-name="Arial" fo:font-size="12pt" style:text-underline-style="none" officeooo:rsid="001fc1f3" officeooo:paragraph-rsid="001fc1f3" style:font-name-asian="Arial2" style:font-size-asian="12pt" style:font-name-complex="Arial2" style:font-size-complex="12pt"/>
    </style:style>
    <style:style style:name="P48" style:family="paragraph" style:parent-style-name="Standard" style:list-style-name="L1">
      <style:paragraph-properties fo:margin-top="0cm" fo:margin-bottom="0cm" loext:contextual-spacing="false" fo:line-height="123%" fo:text-align="justify" style:justify-single-word="false"/>
      <style:text-properties fo:color="#0000cc" style:font-name="Arial" fo:font-size="12pt" style:text-underline-style="none" officeooo:rsid="001fc1f3" officeooo:paragraph-rsid="001fc1f3" style:font-name-asian="Arial2" style:font-size-asian="12pt" style:font-name-complex="Arial2" style:font-size-complex="12pt"/>
    </style:style>
    <style:style style:name="P49" style:family="paragraph" style:parent-style-name="Standard" style:list-style-name="L2">
      <style:paragraph-properties fo:margin-top="0cm" fo:margin-bottom="0cm" loext:contextual-spacing="false" fo:line-height="123%" fo:text-align="justify" style:justify-single-word="false"/>
      <style:text-properties fo:color="#0000cc" style:font-name="Arial" fo:font-size="12pt" style:text-underline-style="none" officeooo:rsid="00232265" officeooo:paragraph-rsid="00232265" style:font-name-asian="Arial2" style:font-size-asian="12pt" style:font-name-complex="Arial2" style:font-size-complex="12pt"/>
    </style:style>
    <style:style style:name="P50" style:family="paragraph" style:parent-style-name="Standard">
      <style:paragraph-properties fo:margin-top="0cm" fo:margin-bottom="0cm" loext:contextual-spacing="false" fo:line-height="123%" fo:text-align="justify" style:justify-single-word="false"/>
      <style:text-properties fo:color="#0000cc" style:font-name="Arial" fo:font-size="12pt" fo:font-style="normal" style:text-underline-style="none" officeooo:rsid="002ed727" officeooo:paragraph-rsid="002ed727" style:font-name-asian="Arial2" style:font-size-asian="12pt" style:font-style-asian="normal" style:font-name-complex="Arial2" style:font-size-complex="12pt" style:font-style-complex="normal"/>
    </style:style>
    <style:style style:name="P51" style:family="paragraph" style:parent-style-name="Standard" style:list-style-name="L7">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e4ec5" officeooo:paragraph-rsid="003e4ec5" fo:background-color="transparent" style:font-name-asian="Arial2" style:font-size-asian="12pt" style:font-style-asian="normal" style:font-name-complex="Arial2" style:font-size-complex="12pt" style:font-style-complex="normal"/>
    </style:style>
    <style:style style:name="P52" style:family="paragraph" style:parent-style-name="Standard" style:list-style-name="L7">
      <style:paragraph-properties fo:margin-top="0cm" fo:margin-bottom="0cm" loext:contextual-spacing="false" fo:line-height="123%" fo:text-align="justify" style:justify-single-word="false"/>
      <style:text-properties fo:color="#0000cc" style:font-name="Arial" fo:font-size="12pt" fo:font-style="normal" style:text-underline-style="none" officeooo:rsid="003e4ec5" officeooo:paragraph-rsid="004022aa" fo:background-color="transparent" style:font-name-asian="Arial2" style:font-size-asian="12pt" style:font-style-asian="normal" style:font-name-complex="Arial2" style:font-size-complex="12pt" style:font-style-complex="normal"/>
    </style:style>
    <style:style style:name="P53" style:family="paragraph" style:parent-style-name="Standard" style:list-style-name="L7">
      <style:paragraph-properties fo:margin-top="0cm" fo:margin-bottom="0cm" loext:contextual-spacing="false" fo:line-height="123%" fo:text-align="justify" style:justify-single-word="false"/>
      <style:text-properties fo:color="#0000cc" officeooo:rsid="003e4ec5" officeooo:paragraph-rsid="003e4ec5" fo:background-color="transparent"/>
    </style:style>
    <style:style style:name="P54" style:family="paragraph" style:parent-style-name="Standard" style:list-style-name="L7">
      <style:paragraph-properties fo:margin-top="0cm" fo:margin-bottom="0cm" loext:contextual-spacing="false" fo:line-height="123%" fo:text-align="justify" style:justify-single-word="false"/>
      <style:text-properties fo:color="#0000cc" officeooo:rsid="003e4ec5" officeooo:paragraph-rsid="004022aa" fo:background-color="transparent"/>
    </style:style>
    <style:style style:name="P55" style:family="paragraph" style:parent-style-name="Standard">
      <style:paragraph-properties fo:margin-top="0cm" fo:margin-bottom="0cm" loext:contextual-spacing="false" fo:line-height="123%" fo:text-align="justify" style:justify-single-word="false"/>
      <style:text-properties fo:color="#000000" style:font-name="Arial" fo:font-size="12pt" style:text-underline-style="none" officeooo:rsid="00212553" officeooo:paragraph-rsid="00212553" style:font-name-asian="Arial2" style:font-size-asian="12pt" style:font-name-complex="Arial2" style:font-size-complex="12pt"/>
    </style:style>
    <style:style style:name="P56" style:family="paragraph" style:parent-style-name="Standard" style:list-style-name="L2">
      <style:paragraph-properties fo:margin-top="0cm" fo:margin-bottom="0cm" loext:contextual-spacing="false" fo:line-height="123%" fo:text-align="justify" style:justify-single-word="false"/>
      <style:text-properties fo:color="#000000" style:font-name="Arial" fo:font-size="12pt" style:text-underline-style="none" officeooo:rsid="00232265" officeooo:paragraph-rsid="00232265" style:font-name-asian="Arial2" style:font-size-asian="12pt" style:font-name-complex="Arial2" style:font-size-complex="12pt"/>
    </style:style>
    <style:style style:name="P57" style:family="paragraph" style:parent-style-name="Standard">
      <style:paragraph-properties fo:margin-top="0cm" fo:margin-bottom="0cm" loext:contextual-spacing="false" fo:line-height="123%" fo:text-align="justify" style:justify-single-word="false"/>
      <style:text-properties fo:color="#000000" style:font-name="Arial" fo:font-size="12pt" style:text-underline-style="none" officeooo:rsid="00282d96" officeooo:paragraph-rsid="002a13a3" style:font-name-asian="Arial2" style:font-size-asian="12pt" style:font-name-complex="Arial2" style:font-size-complex="12pt"/>
    </style:style>
    <style:style style:name="P58" style:family="paragraph" style:parent-style-name="Standard" style:list-style-name="L3">
      <style:paragraph-properties fo:margin-top="0cm" fo:margin-bottom="0cm" loext:contextual-spacing="false" fo:line-height="123%" fo:text-align="justify" style:justify-single-word="false"/>
      <style:text-properties fo:color="#000000" style:font-name="Arial" fo:font-size="12pt" style:text-underline-style="none" officeooo:rsid="002db20b" officeooo:paragraph-rsid="002db20b" style:font-name-asian="Arial2" style:font-size-asian="12pt" style:font-name-complex="Arial2" style:font-size-complex="12pt"/>
    </style:style>
    <style:style style:name="P59" style:family="paragraph" style:parent-style-name="Standard" style:list-style-name="L8">
      <style:paragraph-properties fo:margin-top="0cm" fo:margin-bottom="0cm" loext:contextual-spacing="false" fo:line-height="123%" fo:text-align="justify" style:justify-single-word="false"/>
      <style:text-properties fo:color="#000000" style:font-name="Arial" fo:font-size="12pt" style:text-underline-style="none" officeooo:rsid="00212553" officeooo:paragraph-rsid="00212553" fo:background-color="transparent" style:font-name-asian="Arial2" style:font-size-asian="12pt" style:font-name-complex="Arial2" style:font-size-complex="12pt"/>
    </style:style>
    <style:style style:name="P60"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2ed727" officeooo:paragraph-rsid="002ed727" style:font-name-asian="Arial2" style:font-size-asian="12pt" style:font-style-asian="normal" style:font-name-complex="Arial2" style:font-size-complex="12pt" style:font-style-complex="normal"/>
    </style:style>
    <style:style style:name="P61" style:family="paragraph" style:parent-style-name="Standard" style:list-style-name="L4">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382e5" officeooo:paragraph-rsid="003382e5" style:font-name-asian="Arial2" style:font-size-asian="12pt" style:font-style-asian="normal" style:font-name-complex="Arial2" style:font-size-complex="12pt" style:font-style-complex="normal"/>
    </style:style>
    <style:style style:name="P62" style:family="paragraph" style:parent-style-name="Standard" style:list-style-name="L6">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70783" officeooo:paragraph-rsid="00370783" style:font-name-asian="Arial2" style:font-size-asian="12pt" style:font-style-asian="normal" style:font-name-complex="Arial2" style:font-size-complex="12pt" style:font-style-complex="normal"/>
    </style:style>
    <style:style style:name="P63" style:family="paragraph" style:parent-style-name="Standard" style:list-style-name="L7">
      <style:paragraph-properties fo:margin-top="0cm" fo:margin-bottom="0cm" loext:contextual-spacing="false" fo:line-height="123%" fo:text-align="justify" style:justify-single-word="false"/>
      <style:text-properties fo:color="#000000" style:font-name="Arial" fo:font-size="12pt" fo:font-style="normal" style:text-underline-style="none" officeooo:rsid="003e4ec5" officeooo:paragraph-rsid="003e4ec5" fo:background-color="transparent" style:font-name-asian="Arial2" style:font-size-asian="12pt" style:font-style-asian="normal" style:font-name-complex="Arial2" style:font-size-complex="12pt" style:font-style-complex="normal"/>
    </style:style>
    <style:style style:name="P64" style:family="paragraph" style:parent-style-name="Standard">
      <style:paragraph-properties fo:margin-top="0cm" fo:margin-bottom="0cm" loext:contextual-spacing="false" fo:line-height="123%" fo:text-align="justify" style:justify-single-word="false"/>
      <style:text-properties fo:color="#000000" style:font-name="Arial" fo:font-size="12pt" fo:font-style="normal" style:text-underline-style="none" officeooo:rsid="004022aa" officeooo:paragraph-rsid="004022aa" fo:background-color="transparent" style:font-name-asian="Arial2" style:font-size-asian="12pt" style:font-style-asian="normal" style:font-name-complex="Arial2" style:font-size-complex="12pt" style:font-style-complex="normal"/>
    </style:style>
    <style:style style:name="P65" style:family="paragraph" style:parent-style-name="Standard">
      <style:paragraph-properties fo:margin-top="0cm" fo:margin-bottom="0cm" loext:contextual-spacing="false" fo:line-height="123%" fo:text-align="justify" style:justify-single-word="false"/>
    </style:style>
    <style:style style:name="P66" style:family="paragraph" style:parent-style-name="Standard" style:list-style-name="L5">
      <style:paragraph-properties fo:margin-top="0cm" fo:margin-bottom="0cm" loext:contextual-spacing="false" fo:line-height="123%" fo:text-align="justify" style:justify-single-word="false"/>
      <style:text-properties officeooo:paragraph-rsid="00338be2"/>
    </style:style>
    <style:style style:name="P67" style:family="paragraph" style:parent-style-name="Standard" style:list-style-name="WWNum1">
      <style:paragraph-properties fo:margin-left="2.716cm" fo:margin-right="0cm" fo:margin-top="0cm" fo:margin-bottom="0cm" loext:contextual-spacing="false" fo:text-indent="0cm" style:auto-text-indent="false">
        <style:tab-stops>
          <style:tab-stop style:position="2.716cm"/>
        </style:tab-stops>
      </style:paragraph-properties>
      <style:text-properties fo:color="#24292e" style:font-name="Arial" fo:font-size="12pt" style:font-name-asian="Arial2" style:font-size-asian="12pt" style:font-name-complex="Arial2" style:font-size-complex="12pt"/>
    </style:style>
    <style:style style:name="P68" style:family="paragraph" style:parent-style-name="Standard" style:list-style-name="WWNum1">
      <style:paragraph-properties fo:margin-left="2.716cm" fo:margin-right="0cm" fo:margin-top="0cm" fo:margin-bottom="0cm" loext:contextual-spacing="false" fo:text-indent="0cm" style:auto-text-indent="false">
        <style:tab-stops>
          <style:tab-stop style:position="2.716cm"/>
        </style:tab-stops>
      </style:paragraph-properties>
      <style:text-properties fo:color="#24292e" style:font-name="Arial" fo:font-size="12pt" officeooo:paragraph-rsid="00446132" style:font-name-asian="Arial2" style:font-size-asian="12pt" style:font-name-complex="Arial2" style:font-size-complex="12pt"/>
    </style:style>
    <style:style style:name="P69" style:family="paragraph" style:parent-style-name="Standard" style:list-style-name="WWNum1">
      <style:paragraph-properties fo:margin-left="2.716cm" fo:margin-right="0cm" fo:margin-top="0cm" fo:margin-bottom="0cm" loext:contextual-spacing="false" fo:text-indent="0cm" style:auto-text-indent="false">
        <style:tab-stops>
          <style:tab-stop style:position="2.716cm"/>
        </style:tab-stops>
      </style:paragraph-properties>
      <style:text-properties officeooo:paragraph-rsid="00446132"/>
    </style:style>
    <style:style style:name="P70" style:family="paragraph" style:parent-style-name="Standard" style:list-style-name="WWNum1">
      <style:paragraph-properties fo:margin-left="0cm" fo:margin-right="0cm" fo:margin-top="0cm" fo:margin-bottom="0cm" loext:contextual-spacing="false" fo:text-indent="0cm" style:auto-text-indent="false">
        <style:tab-stops>
          <style:tab-stop style:position="2.716cm"/>
        </style:tab-stops>
      </style:paragraph-properties>
      <style:text-properties officeooo:paragraph-rsid="00446132"/>
    </style:style>
    <style:style style:name="P71" style:family="paragraph" style:parent-style-name="Standard" style:list-style-name="L9">
      <style:paragraph-properties fo:margin-left="0cm" fo:margin-right="0cm" fo:margin-top="0cm" fo:margin-bottom="0cm" loext:contextual-spacing="false" fo:text-align="justify" style:justify-single-word="false" fo:text-indent="0cm" style:auto-text-indent="false">
        <style:tab-stops>
          <style:tab-stop style:position="2.716cm"/>
        </style:tab-stops>
      </style:paragraph-properties>
      <style:text-properties fo:color="#000000" officeooo:rsid="00459f4e" officeooo:paragraph-rsid="00459f4e"/>
    </style:style>
    <style:style style:name="P72" style:family="paragraph" style:parent-style-name="Standard" style:list-style-name="L9">
      <style:paragraph-properties fo:margin-left="0cm" fo:margin-right="0cm" fo:margin-top="0cm" fo:margin-bottom="0cm" loext:contextual-spacing="false" fo:text-align="justify" style:justify-single-word="false" fo:text-indent="0cm" style:auto-text-indent="false">
        <style:tab-stops>
          <style:tab-stop style:position="2.716cm"/>
        </style:tab-stops>
      </style:paragraph-properties>
      <style:text-properties fo:color="#000000" officeooo:rsid="004727e4" officeooo:paragraph-rsid="004727e4"/>
    </style:style>
    <style:style style:name="P73" style:family="paragraph" style:parent-style-name="Standard" style:list-style-name="L9">
      <style:paragraph-properties fo:margin-left="0cm" fo:margin-right="0cm" fo:margin-top="0cm" fo:margin-bottom="0cm" loext:contextual-spacing="false" fo:text-align="justify" style:justify-single-word="false" fo:text-indent="0cm" style:auto-text-indent="false">
        <style:tab-stops>
          <style:tab-stop style:position="2.716cm"/>
        </style:tab-stops>
      </style:paragraph-properties>
      <style:text-properties fo:color="#000000" officeooo:rsid="00487290" officeooo:paragraph-rsid="00487290"/>
    </style:style>
    <style:style style:name="P74" style:family="paragraph" style:parent-style-name="Standard" style:list-style-name="WWNum1">
      <style:paragraph-properties fo:margin-left="0cm" fo:margin-right="0cm" fo:margin-top="0cm" fo:margin-bottom="0cm" loext:contextual-spacing="false" fo:line-height="115%" fo:text-align="justify" style:justify-single-word="false" fo:text-indent="0cm" style:auto-text-indent="false">
        <style:tab-stops>
          <style:tab-stop style:position="2.716cm"/>
        </style:tab-stops>
      </style:paragraph-properties>
      <style:text-properties officeooo:paragraph-rsid="00446132"/>
    </style:style>
    <style:style style:name="P75" style:family="paragraph" style:parent-style-name="Standard">
      <style:paragraph-properties fo:margin-left="0cm" fo:margin-right="6.773cm" fo:margin-top="0cm" fo:margin-bottom="0cm" loext:contextual-spacing="false" fo:line-height="201%" fo:text-indent="0cm" style:auto-text-indent="false"/>
      <style:text-properties officeooo:paragraph-rsid="00446ceb"/>
    </style:style>
    <style:style style:name="T1" style:family="text">
      <style:text-properties fo:color="#00000a" style:font-name="Arial" fo:font-size="12pt" style:font-name-asian="Arial2" style:font-size-asian="12pt" style:font-name-complex="Arial2" style:font-size-complex="12pt"/>
    </style:style>
    <style:style style:name="T2" style:family="text">
      <style:text-properties fo:color="#00000a" style:font-name="Arial" fo:font-size="12pt" officeooo:rsid="00177af4" style:font-name-asian="Arial2" style:font-size-asian="12pt" style:font-name-complex="Arial2" style:font-size-complex="12pt"/>
    </style:style>
    <style:style style:name="T3" style:family="text">
      <style:text-properties fo:color="#00000a" style:font-name="Arial" style:font-name-asian="Arial2" style:font-name-complex="Arial2"/>
    </style:style>
    <style:style style:name="T4" style:family="text">
      <style:text-properties fo:color="#00000a" style:font-name="Arial" officeooo:rsid="0015dfb8" style:font-name-asian="Arial2" style:font-name-complex="Arial2"/>
    </style:style>
    <style:style style:name="T5" style:family="text">
      <style:text-properties fo:color="#00000a" style:font-name="Arial" officeooo:rsid="00446132" style:font-name-asian="Arial2" style:font-name-complex="Arial2"/>
    </style:style>
    <style:style style:name="T6" style:family="text">
      <style:text-properties fo:color="#24292e" style:font-name="Arial" fo:font-size="12pt" style:font-name-asian="Arial2" style:font-size-asian="12pt" style:font-name-complex="Arial2" style:font-size-complex="12pt"/>
    </style:style>
    <style:style style:name="T7" style:family="text">
      <style:text-properties fo:color="#24292e" style:font-name="Arial" fo:font-size="12pt" style:text-underline-style="solid" style:text-underline-width="auto" style:text-underline-color="font-color" style:font-name-asian="Arial2" style:font-size-asian="12pt" style:font-name-complex="Arial2" style:font-size-complex="12pt"/>
    </style:style>
    <style:style style:name="T8" style:family="text">
      <style:text-properties fo:color="#0366d6" style:font-name="Arial" fo:font-size="12pt" style:font-name-asian="Arial2" style:font-size-asian="12pt" style:font-name-complex="Arial2" style:font-size-complex="12pt"/>
    </style:style>
    <style:style style:name="T9" style:family="text">
      <style:text-properties fo:font-size="12pt" style:text-underline-style="none" style:font-size-asian="12pt" style:font-size-complex="12pt"/>
    </style:style>
    <style:style style:name="T10" style:family="text">
      <style:text-properties style:font-name="Arial1" fo:font-size="12pt" style:font-size-asian="12pt" style:font-size-complex="12pt"/>
    </style:style>
    <style:style style:name="T11" style:family="text">
      <style:text-properties style:font-name="Arial1" fo:font-size="12pt" officeooo:rsid="001a9ca5" style:font-size-asian="12pt" style:font-size-complex="12pt"/>
    </style:style>
    <style:style style:name="T12" style:family="text">
      <style:text-properties style:font-name="Arial1" fo:font-size="12pt" fo:font-style="italic" style:font-size-asian="12pt" style:font-style-asian="italic" style:font-size-complex="12pt" style:font-style-complex="italic"/>
    </style:style>
    <style:style style:name="T13" style:family="text">
      <style:text-properties style:font-name="Arial1" fo:font-size="12pt" fo:font-style="italic" officeooo:rsid="001ad8ed" style:font-size-asian="12pt" style:font-style-asian="italic" style:font-size-complex="12pt" style:font-style-complex="italic"/>
    </style:style>
    <style:style style:name="T14" style:family="text">
      <style:text-properties style:font-name="Arial1" fo:font-size="12pt" fo:font-style="italic" officeooo:rsid="0041940c"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fo:color="#000000"/>
    </style:style>
    <style:style style:name="T17" style:family="text">
      <style:text-properties fo:color="#000000" officeooo:rsid="001fc1f3"/>
    </style:style>
    <style:style style:name="T18" style:family="text">
      <style:text-properties fo:color="#000000" style:font-name="Arial" fo:font-size="12pt" fo:font-style="normal" style:text-underline-style="none" style:font-name-asian="Arial2" style:font-size-asian="12pt" style:font-style-asian="normal" style:font-name-complex="Arial2" style:font-size-complex="12pt" style:font-style-complex="normal"/>
    </style:style>
    <style:style style:name="T19" style:family="text">
      <style:text-properties fo:color="#000000" style:font-name="Arial" fo:font-size="12pt" fo:font-style="normal" style:text-underline-style="none" officeooo:rsid="003382e5" style:font-name-asian="Arial2" style:font-size-asian="12pt" style:font-style-asian="normal" style:font-name-complex="Arial2" style:font-size-complex="12pt" style:font-style-complex="normal"/>
    </style:style>
    <style:style style:name="T20" style:family="text">
      <style:text-properties fo:color="#000000" style:font-name="Arial" fo:font-size="12pt" fo:font-style="normal" style:text-underline-style="none" officeooo:rsid="00338be2" style:font-name-asian="Arial2" style:font-size-asian="12pt" style:font-style-asian="normal" style:font-name-complex="Arial2" style:font-size-complex="12pt" style:font-style-complex="normal"/>
    </style:style>
    <style:style style:name="T21" style:family="text">
      <style:text-properties fo:color="#000000" style:font-name="Arial" fo:font-size="12pt" fo:font-style="normal" style:text-underline-style="none" officeooo:rsid="003ec166" style:font-name-asian="Arial2" style:font-size-asian="12pt" style:font-style-asian="normal" style:font-name-complex="Arial2" style:font-size-complex="12pt" style:font-style-complex="normal"/>
    </style:style>
    <style:style style:name="T22" style:family="text">
      <style:text-properties fo:color="#000000" style:font-name="Arial" fo:font-size="12pt" fo:font-style="normal" style:text-underline-style="none" officeooo:rsid="004022aa" style:font-name-asian="Arial2" style:font-size-asian="12pt" style:font-style-asian="normal" style:font-name-complex="Arial2" style:font-size-complex="12pt" style:font-style-complex="normal"/>
    </style:style>
    <style:style style:name="T23" style:family="text">
      <style:text-properties fo:color="#000000" officeooo:rsid="0040da79"/>
    </style:style>
    <style:style style:name="T24" style:family="text">
      <style:text-properties fo:color="#0000cc"/>
    </style:style>
    <style:style style:name="T25" style:family="text">
      <style:text-properties fo:color="#0000cc" style:font-name="Arial" fo:font-size="12pt" fo:font-style="normal" style:text-underline-style="none" officeooo:rsid="003382e5" style:font-name-asian="Arial2" style:font-size-asian="12pt" style:font-style-asian="normal" style:font-name-complex="Arial2" style:font-size-complex="12pt" style:font-style-complex="normal"/>
    </style:style>
    <style:style style:name="T26" style:family="text">
      <style:text-properties fo:color="#0000cc" fo:font-size="12pt" style:text-underline-style="none" style:font-size-asian="12pt" style:font-size-complex="12pt"/>
    </style:style>
    <style:style style:name="T27" style:family="text">
      <style:text-properties officeooo:rsid="00264d44"/>
    </style:style>
    <style:style style:name="T28" style:family="text">
      <style:text-properties officeooo:rsid="00282d96"/>
    </style:style>
    <style:style style:name="T29" style:family="text">
      <style:text-properties officeooo:rsid="002a13a3"/>
    </style:style>
    <style:style style:name="T30" style:family="text">
      <style:text-properties officeooo:rsid="002ed727"/>
    </style:style>
    <style:style style:name="T31" style:family="text">
      <style:text-properties officeooo:rsid="00305b61"/>
    </style:style>
    <style:style style:name="T32" style:family="text">
      <style:text-properties officeooo:rsid="00338be2"/>
    </style:style>
    <style:style style:name="T33" style:family="text">
      <style:text-properties style:font-name="Arial" fo:font-size="12pt" fo:font-style="normal" style:text-underline-style="none" style:font-name-asian="Arial2" style:font-size-asian="12pt" style:font-style-asian="normal" style:font-name-complex="Arial2" style:font-size-complex="12pt" style:font-style-complex="normal"/>
    </style:style>
    <style:style style:name="T34" style:family="text">
      <style:text-properties style:font-name="Arial" fo:font-size="12pt" fo:font-style="normal" style:text-underline-style="none" officeooo:rsid="004022aa" style:font-name-asian="Arial2" style:font-size-asian="12pt" style:font-style-asian="normal" style:font-name-complex="Arial2" style:font-size-complex="12pt" style:font-style-complex="normal"/>
    </style:style>
    <style:style style:name="T35" style:family="text">
      <style:text-properties style:font-name="Arial" fo:font-size="12pt" style:font-name-asian="Arial2" style:font-size-asian="12pt" style:font-name-complex="Arial2" style:font-size-complex="12pt"/>
    </style:style>
    <style:style style:name="T36" style:family="text">
      <style:text-properties style:font-name="Arial" fo:font-size="12pt" officeooo:rsid="00459f4e" style:font-name-asian="Arial2" style:font-size-asian="12pt" style:font-name-complex="Arial2" style:font-size-complex="12pt"/>
    </style:style>
    <style:style style:name="T37" style:family="text">
      <style:text-properties style:font-name="Arial" fo:font-size="12pt" officeooo:rsid="004727e4" style:font-name-asian="Arial2" style:font-size-asian="12pt" style:font-name-complex="Arial2" style:font-size-complex="12pt"/>
    </style:style>
    <style:style style:name="T38" style:family="text">
      <style:text-properties style:font-name="Arial" fo:font-size="12pt" officeooo:rsid="0049e530" style:font-name-asian="Arial2" style:font-size-asian="12pt" style:font-name-complex="Arial2" style:font-size-complex="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page1"/>D.I SYSTEM</text:p>
      <text:p text:style-name="P1"/>
      <text:p text:style-name="P10">Description :</text:p>
      <text:p text:style-name="P2"/>
      <text:p text:style-name="P12">We use hyperledger sawtooth for building this project . its a identity system which uses decentralised mechanism . Its similar to the working or how we use aadhar in public scenerios . its mainly focus on the security of every persons personal details which cannot access by others without their permission . Only person who was accepeted by police can get their verified public key .</text:p>
      <text:p text:style-name="P3"/>
      <text:p text:style-name="P42">By implementing this project , there is no need to carry an hardcopy of idenitfication cards for various purposes , only need the public which is verified by police and users encryption key</text:p>
      <text:p text:style-name="P4"/>
      <text:p text:style-name="P4"/>
      <text:p text:style-name="P17"><text:span text:style-name="T3">The existing Kyc system is not secure enough , hackers even get personal data and they try to sell to others . Using blockchain technology we can solve this issue . The data about each persons added to the block which cannot be altered. </text:span><text:span text:style-name="T5">Its really take lots of times when we reapply aadhar or voter id even if loss , or it maybe damaged .</text:span><text:span text:style-name="T3">In current scenario paper based works are exists like for aadhar , voter id card what if they were damaged or even loss , By implementing this project all personal data are secured through blockhain technology and there is no need to carry identification cards to various office’s for various purposes only the public key and encryption key is needed so the transparency becomes less .The details only we want to share should be able to see to others. Mainly the details like address , aadhar number and voter id no are in encrypted format to ensure more security. Using blockchain incase of identifications data of peoples we can ensure more security and which is also reliable .</text:span><text:span text:style-name="T4">The data should not be loss <text:s/>from the blockchain</text:span><text:span text:style-name="T5">. </text:span></text:p>
      <text:p text:style-name="P4"/>
      <text:p text:style-name="P5"/>
      <text:p text:style-name="P75"><text:span text:style-name="T7">INSTRUCTIONS FOR SETTING-UP <text:s/>APPLICATION</text:span><text:span text:style-name="T6"> Requirements:</text:span></text:p>
      <text:p text:style-name="P75"><text:span text:style-name="T6">OS: Ubuntu 16.04 (Recommented)</text:span></text:p>
      <text:p text:style-name="P6"/>
      <text:p text:style-name="P43">1.nodejs version 8.0 stable npm latest</text:p>
      <text:p text:style-name="P7"/>
      <text:p text:style-name="P43">2.docker</text:p>
      <text:p text:style-name="P7"/>
      <text:p text:style-name="P16">Steps:</text:p>
      <text:p text:style-name="P8"/>
      <text:p text:style-name="P16">There are Three clients in this application</text:p>
      <text:p text:style-name="P9"/>
      <text:list xml:id="list3228254606397148506" text:style-name="WWNum1">
        <text:list-item>
          <text:p text:style-name="P67">User</text:p>
        </text:list-item>
      </text:list>
      <text:p text:style-name="P15"/>
      <text:list xml:id="list144459186865249" text:continue-numbering="true" text:style-name="WWNum1">
        <text:list-item>
          <text:p text:style-name="P68">Police</text:p>
        </text:list-item>
        <text:list-item>
          <text:p text:style-name="P69"><text:span text:style-name="T6">Client</text:span></text:p>
          <text:p text:style-name="P69"><text:soft-page-break/><text:span text:style-name="T6"/></text:p>
          <text:p text:style-name="P74"><text:span text:style-name="T1">Navigate into each clients directories and do the command 'npm install' to add the modules needed to run the program.The application is run using yaml file inside the folder using “sudo docker -compose -f docker-compose.yaml up ” or simply “sudo docker-compose up ” </text:span><text:span text:style-name="T6">The application</text:span><text:span text:style-name="T1"> </text:span><text:span text:style-name="T6">should be available at port </text:span><text:a xlink:type="simple" xlink:href="http://localhost:3001/" text:style-name="Internet_20_link" text:visited-style-name="Visited_20_Internet_20_Link">http://localhost:3001</text:a><text:span text:style-name="T8">.</text:span></text:p>
          <text:p text:style-name="P70"><text:span text:style-name="T8"/></text:p>
        </text:list-item>
      </text:list>
      <text:list xml:id="list5008774934020955538" text:style-name="L9">
        <text:list-item>
          <text:p text:style-name="P71"><text:span text:style-name="T35">Log into </text:span><text:span text:style-name="T37">USER page</text:span><text:span text:style-name="T35"> using private key (given inside examples.</text:span><text:span text:style-name="T38">txt</text:span><text:span text:style-name="T35">)</text:span></text:p>
        </text:list-item>
        <text:list-item>
          <text:p text:style-name="P72"><text:span text:style-name="T35">Submit form by entering details of user</text:span></text:p>
        </text:list-item>
        <text:list-item>
          <text:p text:style-name="P72"><text:span text:style-name="T36">Log into </text:span><text:span text:style-name="T35">POLICE page</text:span><text:span text:style-name="T36"> using private key (given inside examples.yaml)</text:span></text:p>
        </text:list-item>
        <text:list-item>
          <text:p text:style-name="P73"><text:span text:style-name="T36">C</text:span><text:span text:style-name="T35">an view the data from user , then decrypt using decrypt key to view full details</text:span></text:p>
        </text:list-item>
        <text:list-item>
          <text:p text:style-name="P73"><text:span text:style-name="T35">Police can accept or reject user details</text:span></text:p>
        </text:list-item>
        <text:list-item>
          <text:p text:style-name="P73"><text:span text:style-name="T35">If accepted , user can login to CLIENT login page using the user private key</text:span></text:p>
        </text:list-item>
        <text:list-item>
          <text:p text:style-name="P73"><text:span text:style-name="T35">Inside ,provide public key get from police and decrypt key inorder to display the <text:tab/>status </text:span></text:p>
        </text:list-item>
        <text:list-item>
          <text:p text:style-name="P73"><text:span text:style-name="T35">Inside user login , user can view data and change encryption key</text:span></text:p>
        </text:list-item>
      </text:list>
      <text:p text:style-name="P65"><text:span text:style-name="T8"/></text:p>
      <text:p text:style-name="P18"/>
      <text:p text:style-name="P18"/>
      <text:p text:style-name="P11"><text:span text:style-name="T15">How to add permissions</text:span> :-</text:p>
      <text:p text:style-name="P11"/>
      <text:p text:style-name="P21"><text:span text:style-name="T2"><text:tab/></text:span><text:span text:style-name="T10">In sawtooth if you are giving permission(PERMIT_KEY) to a key, then all other keys are not allowed to submit transaction. </text:span></text:p>
      <text:p text:style-name="P45"/>
      <text:p text:style-name="P45">To create keys use the cmd :</text:p>
      <text:p text:style-name="P45"><text:tab/>sawtooth keygen user </text:p>
      <text:p text:style-name="P45"><text:tab/>sawtooth keygen police </text:p>
      <text:p text:style-name="P45"/>
      <text:p text:style-name="P22"><text:span text:style-name="T10">We hardcoded the private key of police inorder to login , becase the key is always changed each time </text:span><text:span text:style-name="T11">when </text:span><text:span text:style-name="T10"><text:s/>we down and up the compose file .</text:span></text:p>
      <text:p text:style-name="P45"/>
      <text:p text:style-name="P20"><text:span text:style-name="T13">Note : When creating permissions we have to check for the settings-tp , </text:span><text:span text:style-name="T12">identity-tp is </text:span><text:span text:style-name="T13">currently present in yaml file and </text:span><text:span text:style-name="T14">it should be </text:span><text:span text:style-name="T13">running , if not it shows wait time and pending errors and policy could not be committed .</text:span></text:p>
      <text:p text:style-name="P45"/>
      <text:p text:style-name="P46">SETTING UP PERMISSIONS AND ROLES </text:p>
      <text:p text:style-name="P13"/>
      <text:p text:style-name="P14">The permissions are set by using Identity transaction family which defines permissions for sawtooth components by adding policies and roles</text:p>
      <text:p text:style-name="P14"/>
      <text:list xml:id="list7452561154564832329" text:style-name="L1">
        <text:list-item>
          <text:p text:style-name="P47">Add <text:s/>public key to the list of allowed keys in order to change settings ,</text:p>
          <text:p text:style-name="P48">sawset <text:s text:c="2"/>proposal <text:s text:c="2"/>create <text:s text:c="2"/>--key <text:s text:c="2"/>~/.sawtooth/keys/my_key.priv <text:s/></text:p>
          <text:p text:style-name="P48">sawtooth.identity.allowed_keys=$(cat ~/.sawtooth/keys/my_key.pub) --url </text:p>
          <text:p text:style-name="P48"><text:a xlink:type="simple" xlink:href="http://rest-api:8008/" text:style-name="Internet_20_link" text:visited-style-name="Visited_20_Internet_20_Link">http://rest-api:8008</text:a></text:p>
          <text:p text:style-name="P48"><text:soft-page-break/></text:p>
        </text:list-item>
      </text:list>
      <text:p text:style-name="P34"><text:span text:style-name="T16">Here ‘ </text:span><text:span text:style-name="T17">my_key’ </text:span><text:span text:style-name="T16">is provided in yaml file .This key is used to create genesis block .Here we are adding the public key ‘my_key.pub’ to the list of allowed keys to change settings.</text:span></text:p>
      <text:p text:style-name="P55"/>
      <text:list xml:id="list2526848957315704903" text:style-name="L2">
        <text:list-item>
          <text:p text:style-name="P56">In order to check the public key has been added to settings , use the cmd below to check the public key is added to allowed keys ,</text:p>
          <text:p text:style-name="P56"/>
          <text:p text:style-name="P49">sawtooth settings list --url <text:a xlink:type="simple" xlink:href="http://rest-api:8008/" text:style-name="Internet_20_link" text:visited-style-name="Visited_20_Internet_20_Link">http://rest-api:8008</text:a></text:p>
        </text:list-item>
      </text:list>
      <text:p text:style-name="P24"/>
      <text:p text:style-name="P25"/>
      <text:p text:style-name="P25"/>
      <text:p text:style-name="P25"/>
      <text:p text:style-name="P25">Once the public key is added to settings , then we can create , update roles and poli<text:span text:style-name="T27">c</text:span>ies.</text:p>
      <text:p text:style-name="P26">Policy is a set of identities which has the permission to perform some action .Policy include a set of permit and deny roles which can be used to permission the access to a validator network and which transactor can participate on the network. <text:span text:style-name="T29">PERMIT_KEY to permit transactors and DENY_KEY to block specific transactors. </text:span>A role simply reference the policy, a role should be <text:span text:style-name="T30">assigned as a</text:span> transactor ,transactor.transaction_signer ,transactor.batch_signer <text:span text:style-name="T28">etc .</text:span></text:p>
      <text:p text:style-name="P26"/>
      <text:p text:style-name="P57">Each line contains either a PERMIT_KEY or DENY_KEY followed with either a public key for an allowed transactor or the * character to specify all possible transactors. To define multiple permitted or denied keys, use additional PERMIT_KEY or DENY_KEY lines.</text:p>
      <text:p text:style-name="P26"/>
      <text:list xml:id="list4634818904771070019" text:style-name="L3">
        <text:list-item>
          <text:p text:style-name="P58">For example, running the following command will create a policy that permits all and is named <text:span text:style-name="T30">my_policy</text:span>:</text:p>
        </text:list-item>
      </text:list>
      <text:p text:style-name="P35"><text:tab/>sawtooth identity policy create --key </text:p>
      <text:p text:style-name="P36"><text:tab/>~/.sawtooth/keys/my_key.priv <text:span text:style-name="T30">my_policy</text:span> "PERMIT_KEY *" --url </text:p>
      <text:p text:style-name="P35"><text:tab/>http://rest-api:8008 </text:p>
      <text:p text:style-name="P26"/>
      <text:p text:style-name="P32">When giving permission to specific keys :-</text:p>
      <text:p text:style-name="P32"/>
      <text:p text:style-name="P60"><text:tab/>Suppose <text:s/>we are going to give permission to any users for eg Rahul ,Ramu </text:p>
      <text:p text:style-name="P60">we have to create <text:s text:c="2"/>2 <text:s text:c="2"/>pairs <text:s text:c="2"/>of <text:s text:c="2"/>keys <text:s text:c="2"/>named <text:s/>Rahul and Ramu. <text:s text:c="2"/>Use the cmd</text:p>
      <text:p text:style-name="P60"/>
      <text:p text:style-name="P33"><text:span text:style-name="T9"><text:tab/></text:span><text:span text:style-name="T26">sawtooth keygen Rahul </text:span></text:p>
      <text:p text:style-name="P50"><text:tab/>sawtooth keygen Ramu </text:p>
      <text:p text:style-name="P50"/>
      <text:p text:style-name="P27">But <text:s text:c="2"/>before <text:s text:c="2"/>giving <text:s text:c="2"/>permissions <text:s text:c="2"/>to <text:s text:c="2"/><text:span text:style-name="T30">Rahul</text:span> <text:s text:c="2"/>or <text:s text:c="2"/><text:span text:style-name="T30">Ramu</text:span> <text:s text:c="2"/>we <text:s text:c="2"/>should <text:s text:c="2"/>give <text:s/>the public key (my_key) the permission to be a transactor. So we have to use the public key of <text:s/>my_key and give PERMIT to it .</text:p>
      <text:p text:style-name="P27"><text:soft-page-break/></text:p>
      <text:p text:style-name="P28">To get <text:s/><text:span text:style-name="T31">public key of <text:s/>my_key </text:span>use the cmd ,</text:p>
      <text:p text:style-name="P28"><text:span text:style-name="T24"><text:tab/>cat ~/.sawtooth/keys/my_key.pub</text:span> </text:p>
      <text:p text:style-name="P28"/>
      <text:list xml:id="list1529430598404758872" text:style-name="L4">
        <text:list-item>
          <text:p text:style-name="P61">We have to create a policy first .use the cmd ,</text:p>
        </text:list-item>
      </text:list>
      <text:p text:style-name="P37"><text:tab/><text:tab/>sawtooth identity policy create --key </text:p>
      <text:p text:style-name="P37"><text:tab/><text:tab/>~/.sawtooth/keys/my_key.priv policy_1 "PERMIT_KEY </text:p>
      <text:p text:style-name="P37"><text:tab/><text:tab/>my_key​" --url http://rest-api:8008 <text:s/></text:p>
      <text:p text:style-name="P37"/>
      <text:p text:style-name="P29">Here replace the ‘<text:span text:style-name="T24">my_key</text:span>’ in policy file with the <text:s/>public key ,</text:p>
      <text:p text:style-name="P29"/>
      <text:list xml:id="list2985714400949094745" text:style-name="L5">
        <text:list-item>
          <text:p text:style-name="P66"><text:span text:style-name="T20">The next step is to create a role for this policy. Here we are giving the transactor role for the </text:span><text:span text:style-name="T25">my_key</text:span><text:span text:style-name="T19">’ .</text:span><text:span text:style-name="T20">Use <text:s text:c="2"/>the <text:s text:c="2"/>command ‘ sawtooth <text:s/>identity <text:s/>role <text:s/>create‘ to <text:s text:c="2"/>create <text:s/>a role for this policy.</text:span></text:p>
        </text:list-item>
      </text:list>
      <text:p text:style-name="P30"/>
      <text:p text:style-name="P38"><text:tab/><text:tab/>sawtooth identity role create --key </text:p>
      <text:p text:style-name="P38"><text:tab/><text:tab/>~/.sawtooth/keys/my_key.priv transactor policy_1 --url </text:p>
      <text:p text:style-name="P38"><text:tab/><text:tab/><text:a xlink:type="simple" xlink:href="http://rest-api:8008/" text:style-name="Internet_20_link" text:visited-style-name="Visited_20_Internet_20_Link">http://rest-api:8008</text:a></text:p>
      <text:p text:style-name="P38"/>
      <text:list xml:id="list4087356480483957162" text:style-name="L6">
        <text:list-item>
          <text:p text:style-name="P62">To view the role, use the following cmd <text:s/></text:p>
        </text:list-item>
      </text:list>
      <text:p text:style-name="P39"><text:tab/><text:tab/>sawtooth identity role list --url http://rest-api:8008 </text:p>
      <text:p text:style-name="P39"/>
      <text:p text:style-name="P31">it should display the output as ,</text:p>
      <text:p text:style-name="P40"><text:tab/> transactor<text:span text:style-name="T32">: <text:s/>policy_1</text:span></text:p>
      <text:p text:style-name="P40"/>
      <text:list xml:id="list3855274830155884721" text:style-name="L7">
        <text:list-item>
          <text:p text:style-name="P63">The final step is to <text:s text:c="2"/>give <text:s text:c="2"/>permission <text:s text:c="2"/>to <text:s text:c="2"/>Rahul or Ramu <text:s text:c="2"/>by <text:s text:c="2"/>editing <text:s text:c="2"/>the policy <text:s/>command again by adding the keys of our choice</text:p>
          <text:list>
            <text:list-item>
              <text:list>
                <text:list-header>
                  <text:p text:style-name="P51">sawtooth identity policy create --key </text:p>
                  <text:p text:style-name="P51">~/.sawtooth/keys/my_key.priv policy_1 "PERMIT_KEY </text:p>
                  <text:p text:style-name="P53"><text:span text:style-name="T33">my_ key​" “PERMIT_KEY key_of_ Rahul​” --url </text:span><text:a xlink:type="simple" xlink:href="http://rest-api:8008/" text:style-name="Internet_20_link" text:visited-style-name="Visited_20_Internet_20_Link">http://rest-api:8008</text:a></text:p>
                  <text:p text:style-name="P51"/>
                </text:list-header>
              </text:list>
            </text:list-item>
          </text:list>
        </text:list-item>
      </text:list>
      <text:p text:style-name="P41"><text:span text:style-name="T18">were ‘my_ key’ is the public key that we used before to create a policy</text:span><text:span text:style-name="T33"> </text:span><text:span text:style-name="T21">and <text:s/></text:span><text:span text:style-name="T18">key_of_ Rahul </text:span><text:span text:style-name="T21">is the public key of Rahul .</text:span><text:span text:style-name="T22">We can provide permission for both Rahul and Ramu like this ,</text:span></text:p>
      <text:list xml:id="list144459555800473" text:continue-numbering="true" text:style-name="L7">
        <text:list-item>
          <text:list>
            <text:list-item>
              <text:list>
                <text:list-header>
                  <text:p text:style-name="P52">sawtooth identity policy create --key </text:p>
                  <text:p text:style-name="P52">~/.sawtooth/keys/my_key.priv policy_1 "PERMIT_KEY </text:p>
                  <text:p text:style-name="P54"><text:span text:style-name="T34">my_ key​" “PERMIT_KEY key_of_ Rahul​” “PERMIT_KEY key_of_ Ramu​” --url </text:span><text:a xlink:type="simple" xlink:href="http://rest-api:8008/" text:style-name="Internet_20_link" text:visited-style-name="Visited_20_Internet_20_Link">http://rest-api:8008</text:a></text:p>
                </text:list-header>
              </text:list>
            </text:list-item>
          </text:list>
        </text:list-item>
      </text:list>
      <text:p text:style-name="P64"><text:s/></text:p>
      <text:list xml:id="list6943189429619659588" text:style-name="L8">
        <text:list-header>
          <text:p text:style-name="P59"/>
        </text:list-header>
      </text:list>
      <text:p text:style-name="P23"><text:tab/><text:span text:style-name="T23">These are the steps required to set up permissions in a sawtooth network</text:span></text:p>
      <text:p text:style-name="P23"><text:tab/></text:p>
      <text:p text:style-name="P11"><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IN" style:letter-kerning="true" style:font-name-asian="DejaVu Sans" style:font-size-asian="11pt" style:language-asian="zh" style:country-asian="CN" style:font-name-complex="Free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IN" style:letter-kerning="true" style:font-name-asian="DejaVu Sans" style:font-size-asian="11pt" style:language-asian="zh" style:country-asian="CN" style:font-name-complex="Free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77cm" fo:margin-bottom="2.54cm" fo:margin-left="2.011cm" fo:margin-right="1.976cm" style:writing-mode="lr-tb" style:layout-grid-color="#c0c0c0" style:layout-grid-lines="251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979cm" fo:margin-bottom="2.54cm" fo:margin-left="2.011cm" fo:margin-right="2.293cm" style:writing-mode="lr-tb" style:layout-grid-color="#c0c0c0" style:layout-grid-lines="2518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9</meta:editing-cycles>
    <meta:creation-date>2019-04-29T04:27:12</meta:creation-date>
    <dc:date>2019-05-03T14:44:30.073114310</dc:date>
    <meta:editing-duration>PT3H52M30S</meta:editing-duration>
    <meta:generator>LibreOffice/5.1.6.2$Linux_X86_64 LibreOffice_project/10m0$Build-2</meta:generator>
    <meta:document-statistic meta:table-count="0" meta:image-count="0" meta:object-count="0" meta:page-count="5" meta:paragraph-count="84" meta:word-count="1175" meta:character-count="7086" meta:non-whitespace-character-count="57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